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
            <text:p>TransportationStatus</text:p>
          </table:table-cell>
          <table:table-cell table:style-name="ce8" office:value-type="string" office:string-value="Transportation Status. Details">
            <text:p>Transportation Status. Details</text:p>
          </table:table-cell>
          <table:table-cell table:style-name="ce8" office:value-type="string" office:string-value=""/>
          <table:table-cell table:style-name="ce8" office:value-type="string" office:string-value="Transportation Status">
            <text:p>Transportation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circulate reports of transportation status or changes in status (events) among a group of participants.">
            <text:p>A document to circulate reports of transportation status or changes in status (events) among a group of participa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UBL Version Identifier. Identifier">
            <text:p>Transportation Status. UBL Vers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Customization Identifier. Identifier">
            <text:p>Transportation Status. Customiza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Profile Identifier. Identifier">
            <text:p>Transportation Status. Profile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Profile Execution Identifier. Identifier">
            <text:p>Transportation Status. Profile Execu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Identifier">
            <text:p>Transportation Status.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Carrier Assigned_ Identifier. Identifier">
            <text:p>Transportation Status. Carrier Assigned_ Identifier. Identifier</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UUID. Identifier">
            <text:p>Transportation Status. UUID.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Issue Date. Date">
            <text:p>Transportation Status. Issue Date. Dat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Issue Time. Time">
            <text:p>Transportation Status. Issue Time. Ti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Name">
            <text:p>Transportation Status. Na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Description. Text">
            <text:p>Transportation Status. Description.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ransportation status.">
            <text:p>A textual description of transportation statu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Note. Text">
            <text:p>Transportation Status. Note.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Shipping Order Identifier. Identifier">
            <text:p>Transportation Status. Shipping Order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Other_ Instruction. Text">
            <text:p>Transportation Status. Other_ Instruction. Text</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Transportation Status Type Code. Code">
            <text:p>Transportation Status. Transportation Status Type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provided in a Transportation Status document.">
            <text:p>A code signifying the type of status provid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TransportExecutionStatusCode">
            <text:p>TransportExecutionStatusCode</text:p>
          </table:table-cell>
          <table:table-cell office:value-type="string" table:style-name="ce9" office:string-value="Transportation Status. Transport Execution Status Code. Code">
            <text:p>Transportation Status. Transport Execution Status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 Execution Status">
            <text:p>Transport Execution Status</text:p>
          </table:table-cell>
          <table:table-cell office:value-type="string" table:style-name="ce9" office:string-value="Code">
            <text:p>Code</text:p>
          </table:table-cell>
          <table:table-cell office:value-type="string" table:style-name="ce11" table:formula="of:=IF([.F18]&lt;&gt;&quot;&quot;;CONCATENATE([.F18];&quot; &quot;;[.G18]);[.G18])" office:string-value="Transport Execution Status Code">
            <text:p>Transport Execution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overall status of transport service execution.">
            <text:p>A code signifying the overall status of transport service execu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ment">
            <text:p>Consignment</text:p>
          </table:table-cell>
          <table:table-cell table:style-name="ce10" office:value-type="string" office:string-value="Transportation Status. Consignment">
            <text:p>Transportation Status. Consignm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associated with this Transportation Status report.">
            <text:p>A consignm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vent">
            <text:p>TransportEvent</text:p>
          </table:table-cell>
          <table:table-cell table:style-name="ce10" office:value-type="string" office:string-value="Transportation Status. Transport Event">
            <text:p>Transportation Status.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ent associated with this Transportation Status report.">
            <text:p>An ev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Reference">
            <text:p>DocumentReference</text:p>
          </table:table-cell>
          <table:table-cell table:style-name="ce10" office:value-type="string" office:string-value="Transportation Status. Document Reference">
            <text:p>Transportation Status.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Transportation Status. Signature">
            <text:p>Transportation Status. Signatur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nderParty">
            <text:p>SenderParty</text:p>
          </table:table-cell>
          <table:table-cell table:style-name="ce10" office:value-type="string" office:string-value="Transportation Status. Sender_ Party. Party">
            <text:p>Transportation Status. Send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Transportation Status report.">
            <text:p>The party send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verParty">
            <text:p>ReceiverParty</text:p>
          </table:table-cell>
          <table:table-cell table:style-name="ce10" office:value-type="string" office:string-value="Transportation Status. Receiver_ Party. Party">
            <text:p>Transportation Status. Receiv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Transportation Status report.">
            <text:p>The party receiv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nsportationStatusRequestDocumentReference">
            <text:p>TransportationStatusRequestDocumentReference</text:p>
          </table:table-cell>
          <table:table-cell table:style-name="ce10" office:value-type="string" office:string-value="Transportation Status. Transportation Status Request_ Document Reference. Document Reference">
            <text:p>Transportation Status. Transportation Status Request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ation Status Request to which this report is a response.">
            <text:p>A reference to the Transportation Status Request to which thi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nsportExecutionPlanDocumentReference">
            <text:p>TransportExecutionPlanDocumentReference</text:p>
          </table:table-cell>
          <table:table-cell table:style-name="ce10" office:value-type="string" office:string-value="Transportation Status. Transport Execution Plan_ Document Reference. Document Reference">
            <text:p>Transportation Status. Transport Execution Plan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whose status is being reported.">
            <text:p>A reference to the Transport Execution Plan associated with the transport service whose status is being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UpdatedPickupTransportEvent">
            <text:p>UpdatedPickupTransportEvent</text:p>
          </table:table-cell>
          <table:table-cell table:style-name="ce10" office:value-type="string" office:string-value="Transportation Status. Updated Pickup_ Transport Event. Transport Event">
            <text:p>Transportation Status. Updated Pickup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Pickup">
            <text:p>Updated Pickup</text:p>
          </table:table-cell>
          <table:table-cell table:style-name="ce10" office:value-type="string" office:string-value=""/>
          <table:table-cell table:style-name="ce10" office:value-type="string" office:string-value=""/>
          <table:table-cell table:style-name="ce10" table:formula="of:=[.M27]"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pickup of goods.">
            <text:p>Update of the original plan regarding a pickup of good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UpdatedDeliveryTransportEvent">
            <text:p>UpdatedDeliveryTransportEvent</text:p>
          </table:table-cell>
          <table:table-cell table:style-name="ce10" office:value-type="string" office:string-value="Transportation Status. Updated Delivery_ Transport Event. Transport Event">
            <text:p>Transportation Status. Updated Delivery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Delivery">
            <text:p>Updated Delivery</text:p>
          </table:table-cell>
          <table:table-cell table:style-name="ce10" office:value-type="string" office:string-value=""/>
          <table:table-cell table:style-name="ce10" office:value-type="string" office:string-value=""/>
          <table:table-cell table:style-name="ce10" table:formula="of:=[.M28]"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delivery.">
            <text:p>Update of the original plan regarding a delive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StatusLocation">
            <text:p>StatusLocation</text:p>
          </table:table-cell>
          <table:table-cell table:style-name="ce10" office:value-type="string" office:string-value="Transportation Status. Status_ Location. Location">
            <text:p>Transportation Status. Status_ Location. Location</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29]"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Locations associated with this Transportation Status report.">
            <text:p>Locations associated with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StatusPeriod">
            <text:p>StatusPeriod</text:p>
          </table:table-cell>
          <table:table-cell table:style-name="ce10" office:value-type="string" office:string-value="Transportation Status. Status_ Period. Period">
            <text:p>Transportation Status. Status_ Period. Period</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3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provided.">
            <text:p>A period for which status is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